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rtoclasi amb perti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amb seccions entre allargades i equidimension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mb una lleugera terboles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Lleugerament a argi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8" table:style-name="ce10">
            <text:p>8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Quars 15%<text:s/></text:p>
          </table:table-cell>
          <table:table-cell office:value-type="string" table:style-name="ce7">
            <text:p>Plagiòclasi (albita) 3%</text:p>
          </table:table-cell>
          <table:table-cell office:value-type="string" table:style-name="ce7">
            <text:p>Argiles 2%</text:p>
          </table:table-cell>
          <table:table-cell table:style-name="ce7"/>
          <table:table-cell table:number-columns-repeated="16379"/>
        </table:table-row>
        <table:table-row table:number-rows-repeated="2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Ortoclasi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Hàbit prismàtic curt o més rarament tabular, en general al·lotriomorf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 però de vegades tèrbol per l'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Difícil d'observar, {001} apreciable, {010} difíci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Freqüent a caolinita (argila) i sericita (moscovita de gra fi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ament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Rarament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guel</meta:initial-creator>
    <dc:creator>Miguel</dc:creator>
    <meta:creation-date>2018-02-14T10:30:30Z</meta:creation-date>
    <dc:date>2018-05-06T10:33:42Z</dc:date>
    <meta:editing-cycles>5</meta:editing-cycles>
    <meta:editing-duration>PT1353S</meta:editing-duration>
  </office:meta>
</office:document-meta>
</file>